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1.6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weight-asian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Gruppenmitglied</text:p>
          </table:table-cell>
          <table:table-cell table:style-name="ce1" office:value-type="string" calcext:value-type="string">
            <text:p>Ergebnisse</text:p>
          </table:table-cell>
        </table:table-row>
        <table:table-row table:style-name="ro2">
          <table:table-cell table:style-name="ce2" office:value-type="date" office:date-value="2014-03-05" calcext:value-type="date" table:number-columns-spanned="1" table:number-rows-spanned="3">
            <text:p>05.03.14</text:p>
          </table:table-cell>
          <table:table-cell table:style-name="ce6" office:value-type="string" calcext:value-type="string">
            <text:p>Sami</text:p>
          </table:table-cell>
          <table:table-cell table:style-name="ce6" office:value-type="string" calcext:value-type="string">
            <text:p>Projektplanung – Programmstruktur und Observer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 office:value-type="string" calcext:value-type="string">
            <text:p>Projektplanung – Programmstruktur und Observer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Projektplanung – Programmstruktur und Observer</text:p>
          </table:table-cell>
        </table:table-row>
        <table:table-row table:style-name="ro3">
          <table:table-cell table:style-name="ce4" office:value-type="date" office:date-value="2014-03-06" calcext:value-type="date" table:number-columns-spanned="1" table:number-rows-spanned="3">
            <text:p>06.03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Fertigstellung des Snakeview und des Gamepanels</text:p>
          </table:table-cell>
        </table:table-row>
        <table:table-row table:style-name="ro3">
          <table:covered-table-cell table:style-name="ce4" office:value-type="date" office:date-value="2014-03-07" calcext:value-type="date">
            <text:p>07.03.14</text:p>
          </table:covered-table-cell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Fertigstellung des Apple Models und des Appleviews</text:p>
          </table:table-cell>
        </table:table-row>
        <table:table-row table:style-name="ro3">
          <table:covered-table-cell table:style-name="ce4" office:value-type="date" office:date-value="2014-03-08" calcext:value-type="date">
            <text:p>08.03.14</text:p>
          </table:covered-table-cell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Implementierung des Observers und Fertigstellung des Interfaces Iactor</text:p>
          </table:table-cell>
        </table:table-row>
        <table:table-row table:style-name="ro3">
          <table:table-cell table:style-name="ce4" office:value-type="date" office:date-value="2014-03-07" calcext:value-type="date" table:number-columns-spanned="1" table:number-rows-spanned="3">
            <text:p>07.03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Beginn mit dem Controller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Beginn mit dem Controller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Beginn mit dem Controller</text:p>
          </table:table-cell>
        </table:table-row>
        <table:table-row table:style-name="ro3">
          <table:table-cell table:style-name="ce4" office:value-type="date" office:date-value="2014-03-25" calcext:value-type="date" table:number-columns-spanned="1" table:number-rows-spanned="3">
            <text:p>25.03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Überarbeitung des Snakeviews, Einteilung in SnakeHeadView und SnakeBodyView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Fertigstellung des SnakeModel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Auslagerung der GameLogic, Fertigstellung weiterer Interfaces</text:p>
          </table:table-cell>
        </table:table-row>
        <table:table-row table:style-name="ro3">
          <table:table-cell table:style-name="ce4" office:value-type="date" office:date-value="2014-03-27" calcext:value-type="date" table:number-columns-spanned="1" table:number-rows-spanned="3">
            <text:p>27.03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Überarbeitung der Gesamtstruktur, Übertragung des Rectangles in die Model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Überarbeitung der Gesamtstruktur, Übertragung des Rectangles in die Model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Überarbeitung der Gesamtstruktur, Übertragung des Rectangles in die Models</text:p>
          </table:table-cell>
        </table:table-row>
        <table:table-row table:style-name="ro3">
          <table:table-cell table:style-name="ce4" office:value-type="date" office:date-value="2014-03-28" calcext:value-type="date" table:number-columns-spanned="1" table:number-rows-spanned="3">
            <text:p>28.03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Fertigstellung eines Menü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Erstellen eines GameSoundModel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Ausarbeitung eines KeyListeners und eines Spriteviews</text:p>
          </table:table-cell>
        </table:table-row>
        <table:table-row table:style-name="ro3">
          <table:table-cell table:style-name="ce4" office:value-type="date" office:date-value="2014-05-06" calcext:value-type="date" table:number-columns-spanned="1" table:number-rows-spanned="3">
            <text:p>06.05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Arbeiten am Controller und der Logic, Zusammenführung der einzelnen Ausarbeitungen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Arbeiten am Controller und der Logic, Zusammenführung der einzelnen Ausarbeitungen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Arbeiten am Controller und der Logic, Zusammenführung der einzelnen Ausarbeitungen</text:p>
          </table:table-cell>
        </table:table-row>
        <table:table-row table:style-name="ro3">
          <table:table-cell table:style-name="ce4" office:value-type="date" office:date-value="2014-05-08" calcext:value-type="date" table:number-columns-spanned="1" table:number-rows-spanned="3">
            <text:p>08.05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Fertigstellung einer config.ini und eines Player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Fertigstellung eines Opponentmodels und eines OpponentView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Fertigstellung der Statusbar und des Mainviews</text:p>
          </table:table-cell>
        </table:table-row>
        <table:table-row table:style-name="ro3">
          <table:table-cell table:style-name="ce4" office:value-type="date" office:date-value="2014-05-09" calcext:value-type="date" table:number-columns-spanned="1" table:number-rows-spanned="3">
            <text:p>09.05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Implementierung weiterer Interfaces und Strukturänderung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Implementierung weiterer Interfaces und Strukturänderung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Implementierung weiterer Interfaces und Strukturänderung</text:p>
          </table:table-cell>
        </table:table-row>
        <table:table-row table:style-name="ro3">
          <table:table-cell table:style-name="ce4" office:value-type="date" office:date-value="2014-05-27" calcext:value-type="date" table:number-columns-spanned="1" table:number-rows-spanned="3">
            <text:p>27.05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Anbindung der Player an eine Datenbank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Einbau von Bulletview und BulletModel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Fertigstellung von OptionsView und OptionsModel</text:p>
          </table:table-cell>
        </table:table-row>
        <table:table-row table:style-name="ro3">
          <table:table-cell table:style-name="ce4" office:value-type="date" office:date-value="2014-05-28" calcext:value-type="date" table:number-columns-spanned="1" table:number-rows-spanned="3">
            <text:p>28.05.14</text:p>
          </table:table-cell>
          <table:table-cell table:style-name="ce6" office:value-type="string" calcext:value-type="string">
            <text:p>Sami Al Khatib</text:p>
          </table:table-cell>
          <table:table-cell table:style-name="ce6" office:value-type="string" calcext:value-type="string">
            <text:p>Strukturüberarbeitung, Bugfixes, Codedokumentierung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Tim Mönke</text:p>
          </table:table-cell>
          <table:table-cell table:style-name="ce6" office:value-type="string" calcext:value-type="string">
            <text:p>Strukturüberarbeitung, Bugfixes, Codedokumentierung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 office:value-type="string" calcext:value-type="string">
            <text:p>Strukturüberarbeitung, Bugfixes, Codedokumentierung</text:p>
          </table:table-cell>
        </table:table-row>
        <table:table-row table:style-name="ro2">
          <table:table-cell table:number-columns-spanned="1" table:number-rows-spanned="3"/>
          <table:table-cell table:number-columns-repeated="2"/>
        </table:table-row>
        <table:table-row table:style-name="ro2">
          <table:covered-table-cell/>
          <table:table-cell table:number-columns-repeated="2"/>
        </table:table-row>
        <table:table-row table:style-name="ro2">
          <table:covered-table-cell/>
          <table:table-cell table:number-columns-repeated="2"/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.00.0000</text:date>, <text:time style:data-style-name="N2" text:time-value="18:08:10.2033842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3:13:31.347532137</meta:creation-date>
    <dc:date>2014-06-08T18:10:19.307246680</dc:date>
    <meta:editing-duration>PT46M52S</meta:editing-duration>
    <meta:editing-cycles>8</meta:editing-cycles>
    <meta:generator>LibreOffice/4.2.4.2$Linux_X86_64 LibreOffice_project/420$Build-2</meta:generator>
    <meta:document-statistic meta:table-count="1" meta:cell-count="82" meta:object-count="0"/>
  </office:meta>
</office:document-meta>
</file>